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 O" svg:font-family="'Linux Libertine O'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befba3" officeooo:paragraph-rsid="001ad7fc" style:font-weight-asian="normal" style:font-weight-complex="normal"/>
    </style:style>
    <style:style style:name="T1" style:family="text">
      <style:text-properties officeooo:rsid="00c2dc92"/>
    </style:style>
    <style:style style:name="T2" style:family="text">
      <style:text-properties officeooo:rsid="00c63538"/>
    </style:style>
    <style:style style:name="T3" style:family="text">
      <style:text-properties officeooo:rsid="00bf7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</text:span> Éleutherios, le grand chambellan, tente d’impressionner la cour par son éloquence. Le MJ <text:span text:style-name="T1">considérera sans doute</text:span> qu’il s’agi<text:span text:style-name="T1">t-là </text:span>d’un jet d’art oratoire/présence, car, lorsqu<text:span text:style-name="T1">e le</text:span> <text:span text:style-name="T2">dignitaire </text:span>tente de briller par sa verve, il parle au cœur de son auditoire et pas à sa raison. <text:span text:style-name="T1">Dans le cas</text:span><text:span text:style-name="T3"> d’un exposé lucide et froid, présentant des arguments raisonnés, le jet </text:span><text:span text:style-name="T1">serait plutôt</text:span><text:span text:style-name="T3"> art oratoire/ment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 O" svg:font-family="'Linux Libertine O'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 O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32:56.595189138</meta:creation-date>
    <dc:date>2022-01-23T14:33:17.759475843</dc:date>
    <meta:editing-duration>PT21S</meta:editing-duration>
    <meta:editing-cycles>1</meta:editing-cycles>
    <meta:document-statistic meta:table-count="0" meta:image-count="0" meta:object-count="0" meta:page-count="1" meta:paragraph-count="1" meta:word-count="63" meta:character-count="395" meta:non-whitespace-character-count="333"/>
    <meta:generator>LibreOffice/7.2.5.2.0$Linux_X86_64 LibreOffice_project/20$Build-2</meta:generator>
  </office:meta>
</office:document-meta>
</file>